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2d1" officeooo:paragraph-rsid="000252d1"/>
    </style:style>
    <style:style style:name="P2" style:family="paragraph" style:parent-style-name="Standard">
      <style:text-properties fo:color="#6666ff" officeooo:rsid="000252d1" officeooo:paragraph-rsid="000252d1"/>
    </style:style>
    <style:style style:name="P3" style:family="paragraph" style:parent-style-name="Standard">
      <style:text-properties fo:color="#6666ff" officeooo:rsid="0015f051" officeooo:paragraph-rsid="0015f051"/>
    </style:style>
    <style:style style:name="P4" style:family="paragraph" style:parent-style-name="Standard">
      <style:text-properties fo:color="#6666ff" officeooo:rsid="001751d4" officeooo:paragraph-rsid="001751d4"/>
    </style:style>
    <style:style style:name="P5" style:family="paragraph" style:parent-style-name="Standard">
      <style:text-properties fo:color="#6666ff" fo:font-weight="normal" officeooo:rsid="0056ebf8" officeooo:paragraph-rsid="0056ebf8" style:font-weight-asian="normal" style:font-weight-complex="normal"/>
    </style:style>
    <style:style style:name="P6" style:family="paragraph" style:parent-style-name="Standard">
      <style:text-properties fo:color="#6666ff" fo:font-weight="normal" officeooo:rsid="005b0834" officeooo:paragraph-rsid="005b0834" style:font-weight-asian="normal" style:font-weight-complex="normal"/>
    </style:style>
    <style:style style:name="P7" style:family="paragraph" style:parent-style-name="Standard">
      <style:text-properties fo:color="#000000" officeooo:rsid="000252d1" officeooo:paragraph-rsid="000252d1"/>
    </style:style>
    <style:style style:name="P8" style:family="paragraph" style:parent-style-name="Standard">
      <style:text-properties fo:color="#000000" officeooo:rsid="000402f2" officeooo:paragraph-rsid="000402f2"/>
    </style:style>
    <style:style style:name="P9" style:family="paragraph" style:parent-style-name="Standard">
      <style:text-properties fo:color="#000000" officeooo:rsid="00088fd2" officeooo:paragraph-rsid="00088fd2"/>
    </style:style>
    <style:style style:name="P10" style:family="paragraph" style:parent-style-name="Standard">
      <style:text-properties fo:color="#000000" fo:font-weight="bold" officeooo:rsid="002131a0" officeooo:paragraph-rsid="002131a0" style:font-weight-asian="bold" style:font-weight-complex="bold"/>
    </style:style>
    <style:style style:name="P11" style:family="paragraph" style:parent-style-name="Standard">
      <style:text-properties fo:color="#000000" fo:font-weight="normal" officeooo:rsid="00224f61" officeooo:paragraph-rsid="0029443d" style:font-weight-asian="normal" style:font-weight-complex="normal"/>
    </style:style>
    <style:style style:name="P12" style:family="paragraph" style:parent-style-name="Standard">
      <style:text-properties fo:color="#000000" fo:font-weight="normal" officeooo:rsid="0026a4df" officeooo:paragraph-rsid="0026a4df" style:font-weight-asian="normal" style:font-weight-complex="normal"/>
    </style:style>
    <style:style style:name="P13" style:family="paragraph" style:parent-style-name="Standard">
      <style:text-properties fo:color="#000000" fo:font-weight="normal" officeooo:rsid="002b65c4" officeooo:paragraph-rsid="002b65c4" style:font-weight-asian="normal" style:font-weight-complex="normal"/>
    </style:style>
    <style:style style:name="P14" style:family="paragraph" style:parent-style-name="Standard">
      <style:text-properties fo:color="#000000" fo:font-weight="normal" officeooo:rsid="00325e95" officeooo:paragraph-rsid="00333c99" style:font-weight-asian="normal" style:font-weight-complex="normal"/>
    </style:style>
    <style:style style:name="P15" style:family="paragraph" style:parent-style-name="Standard">
      <style:text-properties fo:color="#000000" fo:font-weight="normal" officeooo:rsid="0038d55d" officeooo:paragraph-rsid="0038d55d" style:font-weight-asian="normal" style:font-weight-complex="normal"/>
    </style:style>
    <style:style style:name="P16" style:family="paragraph" style:parent-style-name="Standard">
      <style:text-properties fo:color="#000000" fo:font-weight="normal" officeooo:rsid="003c9a08" officeooo:paragraph-rsid="003c9a08" style:font-weight-asian="normal" style:font-weight-complex="normal"/>
    </style:style>
    <style:style style:name="P17" style:family="paragraph" style:parent-style-name="Standard">
      <style:text-properties fo:color="#000000" fo:font-weight="normal" officeooo:rsid="0041490d" officeooo:paragraph-rsid="0041490d" style:font-weight-asian="normal" style:font-weight-complex="normal"/>
    </style:style>
    <style:style style:name="P18" style:family="paragraph" style:parent-style-name="Standard">
      <style:text-properties fo:color="#000000" fo:font-weight="normal" officeooo:rsid="004409d4" officeooo:paragraph-rsid="004409d4" style:font-weight-asian="normal" style:font-weight-complex="normal"/>
    </style:style>
    <style:style style:name="P19" style:family="paragraph" style:parent-style-name="Standard">
      <style:text-properties fo:color="#000000" fo:font-weight="normal" officeooo:rsid="00441e57" officeooo:paragraph-rsid="00441e57" style:font-weight-asian="normal" style:font-weight-complex="normal"/>
    </style:style>
    <style:style style:name="P20" style:family="paragraph" style:parent-style-name="Standard">
      <style:text-properties fo:color="#000000" fo:font-weight="normal" officeooo:rsid="0048ca37" officeooo:paragraph-rsid="0048ca37" style:font-weight-asian="normal" style:font-weight-complex="normal"/>
    </style:style>
    <style:style style:name="P21" style:family="paragraph" style:parent-style-name="Standard">
      <style:text-properties fo:color="#000000" fo:font-weight="normal" officeooo:rsid="0048ca37" officeooo:paragraph-rsid="0094d9b4" style:font-weight-asian="normal" style:font-weight-complex="normal"/>
    </style:style>
    <style:style style:name="P22" style:family="paragraph" style:parent-style-name="Standard">
      <style:text-properties fo:color="#000000" fo:font-weight="normal" officeooo:rsid="004f89df" officeooo:paragraph-rsid="004f89df" style:font-weight-asian="normal" style:font-weight-complex="normal"/>
    </style:style>
    <style:style style:name="P23" style:family="paragraph" style:parent-style-name="Standard">
      <style:text-properties fo:color="#000000" fo:font-weight="normal" officeooo:rsid="004f89df" officeooo:paragraph-rsid="0094d9b4" style:font-weight-asian="normal" style:font-weight-complex="normal"/>
    </style:style>
    <style:style style:name="P24" style:family="paragraph" style:parent-style-name="Standard">
      <style:text-properties fo:color="#000000" fo:font-weight="normal" officeooo:rsid="0050bfd9" officeooo:paragraph-rsid="0050bfd9" style:font-weight-asian="normal" style:font-weight-complex="normal"/>
    </style:style>
    <style:style style:name="P25" style:family="paragraph" style:parent-style-name="Standard">
      <style:text-properties fo:color="#000000" fo:font-weight="normal" officeooo:rsid="0050bfd9" officeooo:paragraph-rsid="0094d9b4" style:font-weight-asian="normal" style:font-weight-complex="normal"/>
    </style:style>
    <style:style style:name="P26" style:family="paragraph" style:parent-style-name="Standard">
      <style:text-properties fo:color="#000000" fo:font-weight="normal" officeooo:rsid="00545238" officeooo:paragraph-rsid="00545238" style:font-weight-asian="normal" style:font-weight-complex="normal"/>
    </style:style>
    <style:style style:name="P27" style:family="paragraph" style:parent-style-name="Standard">
      <style:text-properties fo:color="#000000" fo:font-weight="normal" officeooo:rsid="005c4cba" officeooo:paragraph-rsid="005c4cba" style:font-weight-asian="normal" style:font-weight-complex="normal"/>
    </style:style>
    <style:style style:name="P28" style:family="paragraph" style:parent-style-name="Standard">
      <style:text-properties fo:color="#000000" fo:font-weight="normal" officeooo:rsid="005e9d69" officeooo:paragraph-rsid="005e9d69" style:font-weight-asian="normal" style:font-weight-complex="normal"/>
    </style:style>
    <style:style style:name="P29" style:family="paragraph" style:parent-style-name="Standard">
      <style:text-properties fo:color="#000000" fo:font-weight="normal" officeooo:rsid="0062264c" officeooo:paragraph-rsid="0062264c" style:font-weight-asian="normal" style:font-weight-complex="normal"/>
    </style:style>
    <style:style style:name="P30" style:family="paragraph" style:parent-style-name="Standard">
      <style:text-properties fo:color="#000000" fo:font-weight="normal" officeooo:rsid="0064d955" officeooo:paragraph-rsid="0064d955" style:font-weight-asian="normal" style:font-weight-complex="normal"/>
    </style:style>
    <style:style style:name="P31" style:family="paragraph" style:parent-style-name="Standard">
      <style:text-properties fo:color="#000000" fo:font-weight="normal" officeooo:rsid="0065f4a1" officeooo:paragraph-rsid="0065f4a1" style:font-weight-asian="normal" style:font-weight-complex="normal"/>
    </style:style>
    <style:style style:name="P32" style:family="paragraph" style:parent-style-name="Standard">
      <style:text-properties officeooo:rsid="0008f125" officeooo:paragraph-rsid="0008f125"/>
    </style:style>
    <style:style style:name="P33" style:family="paragraph" style:parent-style-name="Standard">
      <style:text-properties officeooo:rsid="000fb142" officeooo:paragraph-rsid="0010ff5b"/>
    </style:style>
    <style:style style:name="P34" style:family="paragraph" style:parent-style-name="Standard">
      <style:text-properties officeooo:rsid="000fb142" officeooo:paragraph-rsid="00159926"/>
    </style:style>
    <style:style style:name="P35" style:family="paragraph" style:parent-style-name="Standard">
      <style:text-properties fo:color="#009900" officeooo:rsid="00184a56" officeooo:paragraph-rsid="00184a56"/>
    </style:style>
    <style:style style:name="P36" style:family="paragraph" style:parent-style-name="Standard">
      <style:text-properties officeooo:rsid="0074b508" officeooo:paragraph-rsid="0074b508"/>
    </style:style>
    <style:style style:name="P37" style:family="paragraph" style:parent-style-name="Standard">
      <style:text-properties fo:font-weight="normal" officeooo:rsid="0076be12" officeooo:paragraph-rsid="0076be12" style:font-weight-asian="normal" style:font-weight-complex="normal"/>
    </style:style>
    <style:style style:name="P38" style:family="paragraph" style:parent-style-name="Standard">
      <style:text-properties fo:font-weight="normal" officeooo:rsid="0079e65c" officeooo:paragraph-rsid="0079e65c" style:font-weight-asian="normal" style:font-weight-complex="normal"/>
    </style:style>
    <style:style style:name="P39" style:family="paragraph" style:parent-style-name="Standard">
      <style:text-properties fo:font-weight="normal" officeooo:rsid="007b865b" officeooo:paragraph-rsid="007b865b" style:font-weight-asian="normal" style:font-weight-complex="normal"/>
    </style:style>
    <style:style style:name="P40" style:family="paragraph" style:parent-style-name="Standard">
      <style:text-properties fo:font-weight="normal" officeooo:rsid="007b865b" officeooo:paragraph-rsid="00906d0f" style:font-weight-asian="normal" style:font-weight-complex="normal"/>
    </style:style>
    <style:style style:name="P41" style:family="paragraph" style:parent-style-name="Standard">
      <style:text-properties fo:font-size="15pt" fo:font-weight="bold" officeooo:rsid="0074b508" officeooo:paragraph-rsid="0074b508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7c8cfb" officeooo:paragraph-rsid="007c8cfb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officeooo:rsid="007fa03a" officeooo:paragraph-rsid="007fa03a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2pt" fo:font-weight="normal" officeooo:rsid="008ca767" officeooo:paragraph-rsid="008ca76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8eb42e" officeooo:paragraph-rsid="008eb42e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8eb42e" officeooo:paragraph-rsid="00906d0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eb42e" officeooo:paragraph-rsid="0091b3b7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83ba2c" officeooo:paragraph-rsid="00859fdc"/>
    </style:style>
    <style:style style:name="P49" style:family="paragraph" style:parent-style-name="Standard">
      <style:text-properties officeooo:rsid="00876329" officeooo:paragraph-rsid="00876329"/>
    </style:style>
    <style:style style:name="P50" style:family="paragraph" style:parent-style-name="Standard">
      <style:text-properties officeooo:rsid="00876329" officeooo:paragraph-rsid="0088eb1e"/>
    </style:style>
    <style:style style:name="P51" style:family="paragraph" style:parent-style-name="Standard">
      <style:text-properties officeooo:rsid="00876329" officeooo:paragraph-rsid="00993a1f"/>
    </style:style>
    <style:style style:name="P52" style:family="paragraph" style:parent-style-name="Standard">
      <style:text-properties officeooo:rsid="00876329" officeooo:paragraph-rsid="009e57e5"/>
    </style:style>
    <style:style style:name="P53" style:family="paragraph" style:parent-style-name="Standard">
      <style:text-properties officeooo:rsid="00888d03" officeooo:paragraph-rsid="0088eb1e"/>
    </style:style>
    <style:style style:name="P54" style:family="paragraph" style:parent-style-name="Standard">
      <style:text-properties officeooo:rsid="00993a1f" officeooo:paragraph-rsid="00993a1f"/>
    </style:style>
    <style:style style:name="P55" style:family="paragraph" style:parent-style-name="Standard">
      <style:text-properties officeooo:rsid="009e57e5" officeooo:paragraph-rsid="009e57e5"/>
    </style:style>
    <style:style style:name="T1" style:family="text">
      <style:text-properties officeooo:rsid="00078400"/>
    </style:style>
    <style:style style:name="T2" style:family="text">
      <style:text-properties officeooo:rsid="0008c460"/>
    </style:style>
    <style:style style:name="T3" style:family="text">
      <style:text-properties officeooo:rsid="0008f125"/>
    </style:style>
    <style:style style:name="T4" style:family="text">
      <style:text-properties officeooo:rsid="0010ff5b"/>
    </style:style>
    <style:style style:name="T5" style:family="text">
      <style:text-properties officeooo:rsid="0012d5d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36b6" style:font-style-asian="italic" style:font-style-complex="italic"/>
    </style:style>
    <style:style style:name="T8" style:family="text">
      <style:text-properties fo:font-style="italic" officeooo:rsid="0028786c" style:font-style-asian="italic" style:font-style-complex="italic"/>
    </style:style>
    <style:style style:name="T9" style:family="text">
      <style:text-properties fo:font-style="italic" officeooo:rsid="004a75f4" style:font-style-asian="italic" style:font-style-complex="italic"/>
    </style:style>
    <style:style style:name="T10" style:family="text">
      <style:text-properties officeooo:rsid="0017586e"/>
    </style:style>
    <style:style style:name="T11" style:family="text">
      <style:text-properties officeooo:rsid="001a36b6"/>
    </style:style>
    <style:style style:name="T12" style:family="text">
      <style:text-properties officeooo:rsid="001c0f66"/>
    </style:style>
    <style:style style:name="T13" style:family="text">
      <style:text-properties officeooo:rsid="001db5bf"/>
    </style:style>
    <style:style style:name="T14" style:family="text">
      <style:text-properties officeooo:rsid="001f230d"/>
    </style:style>
    <style:style style:name="T15" style:family="text">
      <style:text-properties officeooo:rsid="0028786c"/>
    </style:style>
    <style:style style:name="T16" style:family="text">
      <style:text-properties fo:color="#000000" fo:font-style="normal" fo:font-weight="bold" officeooo:rsid="005ac8db" style:font-style-asian="normal" style:font-weight-asian="bold" style:font-style-complex="normal" style:font-weight-complex="bold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officeooo:rsid="005ac8db" style:font-style-asian="normal" style:font-style-complex="normal"/>
    </style:style>
    <style:style style:name="T19" style:family="text">
      <style:text-properties fo:color="#000000" fo:font-style="normal" officeooo:rsid="005bbca8" style:font-style-asian="normal" style:font-style-complex="normal"/>
    </style:style>
    <style:style style:name="T20" style:family="text">
      <style:text-properties fo:color="#000000" fo:font-style="normal" officeooo:rsid="0028786c" style:font-style-asian="normal" style:font-style-complex="normal"/>
    </style:style>
    <style:style style:name="T21" style:family="text">
      <style:text-properties fo:color="#000000" fo:font-style="normal" officeooo:rsid="0030bd04" style:font-style-asian="normal" style:font-style-complex="normal"/>
    </style:style>
    <style:style style:name="T22" style:family="text">
      <style:text-properties fo:color="#000000" fo:font-style="normal" fo:font-weight="normal" officeooo:rsid="0056e431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56ebf8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56f1fd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5775c4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591553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09b0361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9d6f81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5ac8db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5b0834" style:font-style-asian="normal" style:font-weight-asian="normal" style:font-style-complex="normal" style:font-weight-complex="normal"/>
    </style:style>
    <style:style style:name="T31" style:family="text">
      <style:text-properties fo:color="#000000" officeooo:rsid="0028786c"/>
    </style:style>
    <style:style style:name="T32" style:family="text">
      <style:text-properties fo:color="#000000" fo:font-style="italic" officeooo:rsid="0028786c" style:font-style-asian="italic" style:font-style-complex="italic"/>
    </style:style>
    <style:style style:name="T33" style:family="text">
      <style:text-properties officeooo:rsid="002c0021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8786c" style:font-style-asian="normal" style:font-style-complex="normal"/>
    </style:style>
    <style:style style:name="T36" style:family="text">
      <style:text-properties fo:font-style="normal" officeooo:rsid="0030bd04" style:font-style-asian="normal" style:font-style-complex="normal"/>
    </style:style>
    <style:style style:name="T37" style:family="text">
      <style:text-properties fo:font-style="normal" officeooo:rsid="004a75f4" style:font-style-asian="normal" style:font-style-complex="normal"/>
    </style:style>
    <style:style style:name="T38" style:family="text">
      <style:text-properties fo:font-style="normal" officeooo:rsid="004f7c44" style:font-style-asian="normal" style:font-style-complex="normal"/>
    </style:style>
    <style:style style:name="T39" style:family="text">
      <style:text-properties fo:font-style="normal" officeooo:rsid="0051d8af" style:font-style-asian="normal" style:font-style-complex="normal"/>
    </style:style>
    <style:style style:name="T40" style:family="text">
      <style:text-properties fo:font-style="normal" officeooo:rsid="0053eeaa" style:font-style-asian="normal" style:font-style-complex="normal"/>
    </style:style>
    <style:style style:name="T41" style:family="text">
      <style:text-properties fo:font-style="normal" officeooo:rsid="005553b2" style:font-style-asian="normal" style:font-style-complex="normal"/>
    </style:style>
    <style:style style:name="T42" style:family="text">
      <style:text-properties fo:font-style="normal" officeooo:rsid="0056e431" style:font-style-asian="normal" style:font-style-complex="normal"/>
    </style:style>
    <style:style style:name="T43" style:family="text">
      <style:text-properties fo:font-style="normal" officeooo:rsid="0056f1fd" style:font-style-asian="normal" style:font-style-complex="normal"/>
    </style:style>
    <style:style style:name="T44" style:family="text">
      <style:text-properties fo:font-style="normal" officeooo:rsid="005775c4" style:font-style-asian="normal" style:font-style-complex="normal"/>
    </style:style>
    <style:style style:name="T45" style:family="text">
      <style:text-properties fo:font-style="normal" officeooo:rsid="00591553" style:font-style-asian="normal" style:font-style-complex="normal"/>
    </style:style>
    <style:style style:name="T46" style:family="text">
      <style:text-properties fo:font-style="normal" officeooo:rsid="005e6e13" style:font-style-asian="normal" style:font-style-complex="normal"/>
    </style:style>
    <style:style style:name="T47" style:family="text">
      <style:text-properties fo:font-style="normal" officeooo:rsid="005f91fa" style:font-style-asian="normal" style:font-style-complex="normal"/>
    </style:style>
    <style:style style:name="T48" style:family="text">
      <style:text-properties fo:font-style="normal" officeooo:rsid="00612cda" style:font-style-asian="normal" style:font-style-complex="normal"/>
    </style:style>
    <style:style style:name="T49" style:family="text">
      <style:text-properties fo:font-style="normal" officeooo:rsid="00635c68" style:font-style-asian="normal" style:font-style-complex="normal"/>
    </style:style>
    <style:style style:name="T50" style:family="text">
      <style:text-properties fo:font-style="normal" officeooo:rsid="0069c343" style:font-style-asian="normal" style:font-style-complex="normal"/>
    </style:style>
    <style:style style:name="T51" style:family="text">
      <style:text-properties fo:font-style="normal" officeooo:rsid="006c18b9" style:font-style-asian="normal" style:font-style-complex="normal"/>
    </style:style>
    <style:style style:name="T52" style:family="text">
      <style:text-properties fo:font-style="normal" officeooo:rsid="0097c7c3" style:font-style-asian="normal" style:font-style-complex="normal"/>
    </style:style>
    <style:style style:name="T53" style:family="text">
      <style:text-properties fo:font-style="normal" fo:font-weight="bold" officeooo:rsid="0053eeaa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56e431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5e6e13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612cda" style:font-style-asian="normal" style:font-weight-asian="bold" style:font-style-complex="normal" style:font-weight-complex="bold"/>
    </style:style>
    <style:style style:name="T57" style:family="text">
      <style:text-properties fo:font-weight="bold" officeooo:rsid="00325e95" style:font-weight-asian="bold" style:font-weight-complex="bold"/>
    </style:style>
    <style:style style:name="T58" style:family="text">
      <style:text-properties fo:font-weight="bold" officeooo:rsid="004207ba" style:font-weight-asian="bold" style:font-weight-complex="bold"/>
    </style:style>
    <style:style style:name="T59" style:family="text">
      <style:text-properties fo:font-weight="bold" officeooo:rsid="0046cbd9" style:font-weight-asian="bold" style:font-weight-complex="bold"/>
    </style:style>
    <style:style style:name="T60" style:family="text">
      <style:text-properties officeooo:rsid="0032fefd"/>
    </style:style>
    <style:style style:name="T61" style:family="text">
      <style:text-properties officeooo:rsid="0035ec65"/>
    </style:style>
    <style:style style:name="T62" style:family="text">
      <style:text-properties officeooo:rsid="003ac658"/>
    </style:style>
    <style:style style:name="T63" style:family="text">
      <style:text-properties officeooo:rsid="003e5110"/>
    </style:style>
    <style:style style:name="T64" style:family="text">
      <style:text-properties officeooo:rsid="004a75f4"/>
    </style:style>
    <style:style style:name="T65" style:family="text">
      <style:text-properties officeooo:rsid="004df7cc"/>
    </style:style>
    <style:style style:name="T66" style:family="text">
      <style:text-properties officeooo:rsid="00704a4a"/>
    </style:style>
    <style:style style:name="T67" style:family="text">
      <style:text-properties officeooo:rsid="0077975a"/>
    </style:style>
    <style:style style:name="T68" style:family="text">
      <style:text-properties officeooo:rsid="007b1dea"/>
    </style:style>
    <style:style style:name="T69" style:family="text">
      <style:text-properties officeooo:rsid="00888d03"/>
    </style:style>
    <style:style style:name="T70" style:family="text">
      <style:text-properties fo:font-size="12pt" fo:font-weight="normal" officeooo:rsid="008ca767" style:font-size-asian="10.5pt" style:font-weight-asian="normal" style:font-size-complex="12pt" style:font-weight-complex="normal"/>
    </style:style>
    <style:style style:name="T71" style:family="text">
      <style:text-properties fo:color="#6666ff" fo:font-style="normal" fo:font-weight="normal" officeooo:rsid="0056e431" style:font-style-asian="normal" style:font-weight-asian="normal" style:font-style-complex="normal" style:font-weight-complex="normal"/>
    </style:style>
    <style:style style:name="T72" style:family="text">
      <style:text-properties fo:color="#6666ff" fo:font-style="normal" fo:font-weight="normal" officeooo:rsid="0056ebf8" style:font-style-asian="normal" style:font-weight-asian="normal" style:font-style-complex="normal" style:font-weight-complex="normal"/>
    </style:style>
    <style:style style:name="T73" style:family="text">
      <style:text-properties fo:color="#6666ff" fo:font-style="normal" fo:font-weight="normal" officeooo:rsid="0056f1fd" style:font-style-asian="normal" style:font-weight-asian="normal" style:font-style-complex="normal" style:font-weight-complex="normal"/>
    </style:style>
    <style:style style:name="T74" style:family="text">
      <style:text-properties fo:color="#6666ff" fo:font-style="normal" fo:font-weight="normal" officeooo:rsid="005775c4" style:font-style-asian="normal" style:font-weight-asian="normal" style:font-style-complex="normal" style:font-weight-complex="normal"/>
    </style:style>
    <style:style style:name="T75" style:family="text">
      <style:text-properties fo:color="#6666ff" fo:font-style="normal" fo:font-weight="normal" officeooo:rsid="00591553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 with Traders Episode 1</text:p>
      <text:p text:style-name="P1">29 May 2017</text:p>
      <text:p text:style-name="P1">Swing Trading for Beginners. Jerry Robinson.</text:p>
      <text:p text:style-name="P1"/>
      <text:p text:style-name="P41">Summary</text:p>
      <text:p text:style-name="P37">Create a system and stick with it <text:span text:style-name="T67">through bad advice, losses, wins, and anything else that might come our way.</text:span></text:p>
      <text:p text:style-name="P37"/>
      <text:p text:style-name="P42">Tips</text:p>
      <text:p text:style-name="P38">Use a blend of fundamental and technical analysis to analyze stock <text:span text:style-name="T68">trends.</text:span></text:p>
      <text:p text:style-name="P40">Always trade with stop losses.</text:p>
      <text:p text:style-name="P21">Always know why you <text:span text:style-name="T65">lose</text:span> and <text:span text:style-name="T65">make </text:span>money in a trade. <text:span text:style-name="T64">It’s </text:span><text:span text:style-name="T9">not</text:span><text:span text:style-name="T37"> because you are a good trader. </text:span><text:span text:style-name="T38">There are underlying dynamics and patterns to learn and utilize.</text:span></text:p>
      <text:p text:style-name="P23"><text:span text:style-name="T38">A</text:span><text:span text:style-name="T34">lways look at the charts and understand trends.</text:span></text:p>
      <text:p text:style-name="P25"><text:span text:style-name="T39"><text:tab/>Ex: </text:span><text:span text:style-name="T34">When S&amp;P500 is in uptrend, ¾ stocks are going to follow that trend.</text:span></text:p>
      <text:p text:style-name="P40"><text:span text:style-name="T70"/></text:p>
      <text:p text:style-name="P46">Fundamental Analysis includes:</text:p>
      <text:p text:style-name="P46"><text:tab/>Earnings per share growth</text:p>
      <text:p text:style-name="P46"><text:tab/>Revenue growth</text:p>
      <text:p text:style-name="P46"><text:tab/>Strong Equity Return</text:p>
      <text:p text:style-name="P46"/>
      <text:p text:style-name="P46">Technical Analysis:</text:p>
      <text:p text:style-name="P47"><text:tab/><text:span text:style-name="T31">Developing sell </text:span><text:span text:style-name="T20">signals </text:span><text:span text:style-name="T21">(RSI, moving avg cross-over, etc).</text:span></text:p>
      <text:p text:style-name="P39"/>
      <text:p text:style-name="P43">Strategy Notes</text:p>
      <text:p text:style-name="P44">Analyze the profit potential. Always know what you expect to earn from a trade and adjust stop losses accordingly.</text:p>
      <text:p text:style-name="P44">Put your stop losses at 8-10%.</text:p>
      <text:p text:style-name="P43"/>
      <text:p text:style-name="P43">Resources</text:p>
      <text:p text:style-name="P48">Brokers:</text:p>
      <text:p text:style-name="P48"><text:tab/>Scott Trading</text:p>
      <text:p text:style-name="P48"><text:tab/>Interactive Brokers</text:p>
      <text:p text:style-name="P48"/>
      <text:p text:style-name="P52">Books:</text:p>
      <text:p text:style-name="P52"><text:span text:style-name="T29"><text:tab/>H</text:span><text:span text:style-name="T30">ow to make money in stocks by Will O’Neil</text:span></text:p>
      <text:p text:style-name="P49"/>
      <text:p text:style-name="P54">Articles:</text:p>
      <text:p text:style-name="P51"><text:tab/><text:span text:style-name="T22">I</text:span><text:span text:style-name="T23">nvestor’s Business Daily </text:span><text:span text:style-name="T27">(</text:span><text:span text:style-name="T24">IBD50</text:span><text:span text:style-name="T27">). </text:span><text:span text:style-name="T25">Hottest, fastest growing stocks. </text:span><text:span text:style-name="T26">Start your </text:span><text:span text:style-name="T28">watch list</text:span><text:span text:style-name="T26"> from here.</text:span></text:p>
      <text:p text:style-name="P49"/>
      <text:p text:style-name="P53">Websites:</text:p>
      <text:p text:style-name="P50"><text:tab/><text:span text:style-name="T69">Finviz.com</text:span></text:p>
      <text:p text:style-name="P50"><text:tab/><text:span text:style-name="T69">Zacks.com</text:span></text:p>
      <text:p text:style-name="P55"><text:tab/>TriggerTradePro.com</text:p>
      <text:p text:style-name="P36"/>
      <text:p text:style-name="P36"/>
      <text:p text:style-name="P41"><text:soft-page-break/>Notes</text:p>
      <text:p text:style-name="P1"/>
      <text:p text:style-name="P1"/>
      <text:p text:style-name="P1"/>
      <text:p text:style-name="P1">Regardless of Experience, losing money is always part of trading</text:p>
      <text:p text:style-name="P2">Brokers: Scott Trading, Interactive Brokers</text:p>
      <text:p text:style-name="P7">Early day struggles:</text:p>
      <text:p text:style-name="P7"><text:tab/>1) Don’t listen to what uninformed individuals say</text:p>
      <text:p text:style-name="P7"><text:tab/>2) Make a system and stick with it</text:p>
      <text:p text:style-name="P7"><text:tab/>3) Don’t let your failures paralyze you</text:p>
      <text:p text:style-name="P8">Fundamental Analysis to choose stock, technical analysis to trade them.</text:p>
      <text:p text:style-name="P8">When the Account is low, you might have to take some riskier trades to make up for trading costs. <text:tab/><text:span text:style-name="T61">When the account is high, you can make a lot of money with very low risk.</text:span></text:p>
      <text:p text:style-name="P8">You have to learn each individual stock’s patterns in order to effectively trade them.</text:p>
      <text:p text:style-name="P8">Position Trading: Identify stock that is poised to take an uptrend and take <text:span text:style-name="T2">position</text:span> beforehand</text:p>
      <text:p text:style-name="P8"><text:tab/><text:span text:style-name="T1">Ex: Fundamental analysis on corn leads us to believe it will go up, so take position before it <text:tab/>moves and hold it for a long time.</text:span></text:p>
      <text:p text:style-name="P8">Swing Trading: Take advantage of trend for a longer period of time than a day trader.</text:p>
      <text:p text:style-name="P8"><text:tab/><text:span text:style-name="T1">Take advantage of a trend early and ride the momentum.</text:span></text:p>
      <text:p text:style-name="P9">Avg: Holds a swing trade 1-5 weeks.</text:p>
      <text:p text:style-name="P1">“<text:span text:style-name="T3">Let your winners run and cut your losses short”</text:span></text:p>
      <text:p text:style-name="P32">Always trade with stop loss!</text:p>
      <text:p text:style-name="P32"/>
      <text:p text:style-name="P33">Fundamentals:</text:p>
      <text:p text:style-name="P33"><text:tab/><text:span text:style-name="T4">1) </text:span>Earnings drive prices in the stock market. Earnings per share, earnings per share <text:span text:style-name="T6">growth</text:span>.</text:p>
      <text:p text:style-name="P34"><text:tab/><text:span text:style-name="T5">2) Look for companies with strong revenue and profit growth.<text:line-break/><text:tab/>3) Return on equity (above 15-25%).</text:span></text:p>
      <text:p text:style-name="P34"/>
      <text:p text:style-name="P3">Ycharts.com for fundamental information. <text:span text:style-name="T66">Not free anymore.</text:span></text:p>
      <text:p text:style-name="P4">Fin<text:span text:style-name="T10">viz.com</text:span></text:p>
      <text:p text:style-name="P4">Zacks.com. They assign a ranking for 1 (strong buy) to 5 (strong sell)</text:p>
      <text:p text:style-name="P4"/>
      <text:p text:style-name="P35">Trading Plan:</text:p>
      <text:p text:style-name="P35"><text:tab/>Know the exit when you walk into a room. <text:span text:style-name="T12">Have a good exit strategy.</text:span></text:p>
      <text:p text:style-name="P35"><text:tab/><text:span text:style-name="T13">Don’t lose more than 8-10% on a stock.</text:span></text:p>
      <text:p text:style-name="P35"><text:tab/><text:span text:style-name="T11">You make money when you </text:span><text:span text:style-name="T7">buy</text:span><text:span text:style-name="T11">, not when you </text:span><text:span text:style-name="T7">sell</text:span><text:span text:style-name="T11">. You have to buy right.</text:span></text:p>
      <text:p text:style-name="P35"><text:tab/><text:span text:style-name="T14">Analyze the profit potential. Know what you expect to earn before you buy the stock.</text:span></text:p>
      <text:p text:style-name="P35"/>
      <text:p text:style-name="P10"><text:tab/>Where do entry level traders slip up?</text:p>
      <text:p text:style-name="P11">Know when to sell. <text:span text:style-name="T15">Don’t let a gain turn into a loss. Developing sell </text:span><text:span text:style-name="T8">signals</text:span><text:span text:style-name="T35"> </text:span><text:span text:style-name="T36">(RSI, moving avg cross-<text:tab/>over, etc).</text:span></text:p>
      <text:p text:style-name="P12">Easy to get confused/emotional when the stock trends up.</text:p>
      <text:p text:style-name="P13">Enter a stock with a profit potential and a stop loss. When you meet your expected profit potential, <text:tab/>move you’re stop loss really tight. <text:span text:style-name="T33">(You can still lose this if there is a gap).</text:span></text:p>
      <text:p text:style-name="P13"/>
      <text:p text:style-name="P13"><text:tab/><text:span text:style-name="T57">What stops traders from being successful?</text:span></text:p>
      <text:p text:style-name="P14">Lack of system.</text:p>
      <text:p text:style-name="P14">Many traders are gamblers: they think about profits, not risk. <text:span text:style-name="T60">They are attracted to lifestyle and money.</text:span></text:p>
      <text:p text:style-name="P15"><text:soft-page-break/>Hav<text:span text:style-name="T62">ing</text:span> a dream is great, but you have to practically build to it.</text:p>
      <text:p text:style-name="P16">If you really want to succeed, do not give up. When you lose money, just pick yourself up and keep going. <text:span text:style-name="T63">(This only applies when you have a system!!!).</text:span></text:p>
      <text:p text:style-name="P17">Read through books, learn what others do, copy them, find what works for you.</text:p>
      <text:p text:style-name="P17"/>
      <text:p text:style-name="P17"><text:tab/><text:span text:style-name="T58">How do you manage the emotional side of trading?</text:span></text:p>
      <text:p text:style-name="P18">Confidence cannot come from the stock market. Economically, it’s all crap.</text:p>
      <text:p text:style-name="P18">Confidence comes from good companies. Good companies will outlive nations.</text:p>
      <text:p text:style-name="P19">You have to see the market as numbers, not money.</text:p>
      <text:p text:style-name="P19"/>
      <text:p text:style-name="P19"><text:tab/><text:span text:style-name="T59">How do you track your progress and review trades?</text:span></text:p>
      <text:p text:style-name="P20">Always know why you <text:span text:style-name="T65">lose</text:span> and <text:span text:style-name="T65">make </text:span>money in a trade. <text:span text:style-name="T64">It’s </text:span><text:span text:style-name="T9">not</text:span><text:span text:style-name="T37"> because you are a good trader. </text:span><text:span text:style-name="T38">There <text:tab/>are underlying dynamics and patterns to learn and utilize.</text:span></text:p>
      <text:p text:style-name="P22"><text:span text:style-name="T38">A</text:span><text:span text:style-name="T34">lways look at the charts and understand trends.</text:span></text:p>
      <text:p text:style-name="P24"><text:span text:style-name="T39">Ex: </text:span><text:span text:style-name="T34">When S&amp;P500 is in uptrend, ¾ stocks are going to follow that trend.</text:span></text:p>
      <text:p text:style-name="P24"><text:span text:style-name="T34"/></text:p>
      <text:p text:style-name="P24"><text:span text:style-name="T34"><text:tab/></text:span><text:span text:style-name="T53">What’s the best advice you’ve ever received?</text:span></text:p>
      <text:p text:style-name="P26"><text:span text:style-name="T40">F</text:span><text:span text:style-name="T34">ollow the money. Pay attention to what insiders and institutions are do</text:span><text:span text:style-name="T41">ing.</text:span></text:p>
      <text:p text:style-name="P26"><text:span text:style-name="T41"/></text:p>
      <text:p text:style-name="P26"><text:span text:style-name="T41"><text:tab/></text:span><text:span text:style-name="T54">What is the best trading resource?</text:span></text:p>
      <text:p text:style-name="P5"><text:span text:style-name="T42">I</text:span><text:span text:style-name="T34">nvestor’s Business Daily. </text:span><text:span text:style-name="T43">IBD50. </text:span><text:span text:style-name="T44">Hottest, fastest growing stocks. </text:span><text:span text:style-name="T45">Start your watchlist from here.</text:span></text:p>
      <text:p text:style-name="P5"><text:span text:style-name="T45"/></text:p>
      <text:p text:style-name="P5"><text:span text:style-name="T45"><text:tab/></text:span><text:span text:style-name="T16">Must read book for starting traders?</text:span></text:p>
      <text:p text:style-name="P6"><text:span text:style-name="T18">H</text:span><text:span text:style-name="T17">ow to make money in stocks by Will O’Neil. </text:span><text:span text:style-name="T19">Tons of charts and shows how to read them.</text:span></text:p>
      <text:p text:style-name="P27"><text:span text:style-name="T37">W</text:span><text:span text:style-name="T34">hen you can look at a chart for a few seconds and know what will happen, you are in a good place. (If we can do that, so can a machine).</text:span></text:p>
      <text:p text:style-name="P27"><text:span text:style-name="T34"/></text:p>
      <text:p text:style-name="P27"><text:span text:style-name="T34"><text:tab/></text:span><text:span text:style-name="T55">What would you have done differently come day 1?</text:span></text:p>
      <text:p text:style-name="P28"><text:span text:style-name="T46">W</text:span><text:span text:style-name="T34">iser in seeking out counseling and mentoring. </text:span><text:span text:style-name="T47">Find a mentor/coach.</text:span></text:p>
      <text:p text:style-name="P28"><text:span text:style-name="T47"/></text:p>
      <text:p text:style-name="P28"><text:span text:style-name="T47"><text:tab/></text:span><text:span text:style-name="T56">Trigger Trading System</text:span></text:p>
      <text:p text:style-name="P29"><text:span text:style-name="T48">T</text:span><text:span text:style-name="T34">rigger</text:span><text:span text:style-name="T51">T</text:span><text:span text:style-name="T34">rade</text:span><text:span text:style-name="T51">P</text:span><text:span text:style-name="T34">ro.com</text:span></text:p>
      <text:p text:style-name="P29"><text:span text:style-name="T34">Provide set of technical indicators </text:span><text:span text:style-name="T49">that determine when to buy and sell.</text:span></text:p>
      <text:p text:style-name="P30"><text:span text:style-name="T49">N</text:span><text:span text:style-name="T34">ightly trading report of 100s of stocks getting triggered within the system.</text:span></text:p>
      <text:p text:style-name="P31"><text:span text:style-name="T34">Free trading podcast</text:span><text:span text:style-name="T50">s</text:span><text:span text:style-name="T34">.</text:span></text:p>
      <text:p text:style-name="P13"/>
      <text:p text:style-name="P34"><text:span text:style-name="T5"><text:line-break/><text:line-break/>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59:51.318648473</meta:creation-date>
    <dc:date>2017-05-29T19:08:07.995146160</dc:date>
    <meta:editing-duration>PT2H7M6S</meta:editing-duration>
    <meta:editing-cycles>130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880" meta:character-count="5115" meta:non-whitespace-character-count="4288"/>
  </office:meta>
</office:document-meta>
</file>